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style:tab-stops>
          <style:tab-stop style:position="0.086cm"/>
        </style:tab-stops>
      </style:paragraph-properties>
      <style:text-properties fo:font-style="italic" fo:font-weight="normal" style:font-style-asian="italic" style:font-weight-asian="normal" style:font-style-complex="italic" style:font-weight-complex="normal"/>
    </style:style>
    <style:style style:name="P3" style:family="paragraph" style:parent-style-name="Standard">
      <style:text-properties fo:font-size="10pt" fo:font-style="italic" style:font-size-asian="10pt" style:font-style-asian="italic" style:font-size-complex="10pt" style:font-style-complex="italic"/>
    </style:style>
    <style:style style:name="P4" style:family="paragraph" style:parent-style-name="Standard">
      <style:text-properties fo:font-size="12pt" fo:font-style="italic" style:font-size-asian="12pt" style:font-style-asian="italic" style:font-size-complex="12pt" style:font-style-complex="italic"/>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paragraph-properties>
        <style:tab-stops>
          <style:tab-stop style:position="0.086cm"/>
        </style:tab-stops>
      </style:paragraph-properties>
      <style:text-properties fo:font-style="normal" fo:font-weight="bold" style:font-style-asian="normal" style:font-weight-asian="bold" style:font-style-complex="normal" style:font-weight-complex="bold"/>
    </style:style>
    <style:style style:name="P8"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paragraph-properties fo:margin-left="-3.752cm" fo:margin-right="0cm" fo:text-indent="0cm" style:auto-text-indent="false"/>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margin-left="0cm" fo:margin-right="0cm" fo:text-indent="0.012cm" style:auto-text-indent="false">
        <style:tab-stops>
          <style:tab-stop style:position="0.086cm"/>
        </style:tab-stops>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4" style:family="paragraph" style:parent-style-name="Standard">
      <style:paragraph-properties fo:margin-left="1.328cm" fo:margin-right="0cm" fo:text-indent="-0.628cm" style:auto-text-indent="false">
        <style:tab-stops>
          <style:tab-stop style:position="0.086cm"/>
        </style:tab-stops>
      </style:paragraph-properties>
      <style:text-properties fo:font-style="italic" fo:font-weight="normal" style:font-style-asian="italic" style:font-weight-asian="normal" style:font-style-complex="italic" style:font-weight-complex="normal"/>
    </style:style>
    <style:style style:name="P15" style:family="paragraph" style:parent-style-name="Standard">
      <style:paragraph-properties fo:margin-left="1.993cm" fo:margin-right="0cm" fo:text-indent="-0.628cm" style:auto-text-indent="false">
        <style:tab-stops>
          <style:tab-stop style:position="0.086cm"/>
        </style:tab-stops>
      </style:paragraph-properties>
      <style:text-properties fo:font-style="italic" fo:font-weight="normal" style:font-style-asian="italic" style:font-weight-asian="normal" style:font-style-complex="italic" style:font-weight-complex="normal"/>
    </style:style>
    <style:style style:name="P16" style:family="paragraph" style:parent-style-name="Standard">
      <style:paragraph-properties fo:margin-left="1.993cm" fo:margin-right="0cm" fo:text-indent="-0.628cm" style:auto-text-indent="false">
        <style:tab-stops>
          <style:tab-stop style:position="0.086cm"/>
        </style:tab-stops>
      </style:paragraph-properties>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margin-left="1.27cm" fo:margin-right="0cm" fo:text-indent="0cm" style:auto-text-indent="false"/>
      <style:text-properties fo:font-style="italic" style:font-style-asian="italic" style:font-style-complex="italic"/>
    </style:style>
    <style:style style:name="P18" style:family="paragraph" style:parent-style-name="Standard" style:list-style-name="L1"/>
    <style:style style:name="P19" style:family="paragraph" style:parent-style-name="Standard" style:list-style-name="L1">
      <style:text-properties fo:font-weight="bold" style:font-weight-asian="bold" style:font-weight-complex="bold"/>
    </style:style>
    <style:style style:name="P20" style:family="paragraph" style:parent-style-name="Standard" style:list-style-name="L2">
      <style:text-properties fo:font-weight="bold" style:font-weight-asian="bold" style:font-weight-complex="bold"/>
    </style:style>
    <style:style style:name="P21" style:family="paragraph" style:parent-style-name="Standard" style:list-style-name="L1">
      <style:text-properties fo:font-weight="normal" style:font-weight-asian="normal" style:font-weight-complex="normal"/>
    </style:style>
    <style:style style:name="P22" style:family="paragraph" style:parent-style-name="Standard">
      <style:text-properties fo:font-style="italic" style:font-style-asian="italic" style:font-style-complex="italic"/>
    </style:style>
    <style:style style:name="P23" style:family="paragraph" style:parent-style-name="Standard" style:list-style-name="L1">
      <style:text-properties fo:font-style="italic" style:font-style-asian="italic" style:font-style-complex="italic"/>
    </style:style>
    <style:style style:name="P24" style:family="paragraph" style:parent-style-name="Standard" style:list-style-name="L2"/>
    <style:style style:name="P25" style:family="paragraph" style:parent-style-name="Standard" style:list-style-name="L3">
      <style:text-properties fo:font-style="normal" fo:font-weight="bold" style:font-style-asian="normal" style:font-weight-asian="bold" style:font-style-complex="normal" style:font-weight-complex="bold"/>
    </style:style>
    <style:style style:name="P26" style:family="paragraph" style:parent-style-name="Standard" style:list-style-name="L7">
      <style:paragraph-properties>
        <style:tab-stops>
          <style:tab-stop style:position="0.086cm"/>
        </style:tab-stops>
      </style:paragraph-properties>
      <style:text-properties fo:font-style="normal" fo:font-weight="bold" style:font-style-asian="normal" style:font-weight-asian="bold" style:font-style-complex="normal" style:font-weight-complex="bold"/>
    </style:style>
    <style:style style:name="P27" style:family="paragraph" style:parent-style-name="Standard">
      <style:paragraph-properties fo:margin-left="-3.752cm" fo:margin-right="0cm" fo:text-indent="0cm" style:auto-text-indent="false"/>
      <style:text-properties fo:font-style="normal" fo:font-weight="normal" style:font-style-asian="normal" style:font-weight-asian="normal" style:font-style-complex="normal" style:font-weight-complex="normal"/>
    </style:style>
    <style:style style:name="P28" style:family="paragraph" style:parent-style-name="Standard">
      <style:paragraph-properties fo:margin-left="-3.752cm" fo:margin-right="0cm" fo:text-indent="0cm" style:auto-text-indent="false"/>
      <style:text-properties fo:font-style="italic" fo:font-weight="normal" style:font-style-asian="italic" style:font-weight-asian="normal" style:font-style-complex="italic" style:font-weight-complex="normal"/>
    </style:style>
    <style:style style:name="P29" style:family="paragraph" style:parent-style-name="Standard" style:list-style-name="L4">
      <style:paragraph-properties fo:margin-left="1.231cm" fo:margin-right="0cm" fo:text-indent="-0.635cm" style:auto-text-indent="false">
        <style:tab-stops>
          <style:tab-stop style:position="0.086cm"/>
        </style:tab-stops>
      </style:paragraph-properties>
      <style:text-properties fo:font-style="normal" fo:font-weight="bold" style:font-style-asian="normal" style:font-weight-asian="bold" style:font-style-complex="normal" style:font-weight-complex="bold"/>
    </style:style>
    <style:style style:name="P30" style:family="paragraph" style:parent-style-name="Standard" style:list-style-name="L4">
      <style:paragraph-properties fo:margin-left="1.231cm" fo:margin-right="0cm" fo:text-indent="-0.635cm" style:auto-text-indent="false">
        <style:tab-stops>
          <style:tab-stop style:position="0.086cm"/>
        </style:tab-stops>
      </style:paragraph-properties>
      <style:text-properties fo:font-style="italic" fo:font-weight="normal" style:font-style-asian="italic" style:font-weight-asian="normal" style:font-style-complex="italic" style:font-weight-complex="normal"/>
    </style:style>
    <style:style style:name="P31" style:family="paragraph" style:parent-style-name="Standard" style:list-style-name="L4">
      <style:paragraph-properties fo:margin-left="0cm" fo:margin-right="0cm" fo:text-indent="0.012cm" style:auto-text-indent="false">
        <style:tab-stops/>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2" style:family="paragraph" style:parent-style-name="Standard" style:list-style-name="L4">
      <style:paragraph-properties fo:margin-left="0cm" fo:margin-right="0cm" fo:text-indent="0.012cm" style:auto-text-indent="false">
        <style:tab-stops/>
      </style:paragraph-properties>
      <style:text-properties fo:font-style="normal" fo:font-weight="bold" style:font-style-asian="normal" style:font-weight-asian="bold" style:font-style-complex="normal" style:font-weight-complex="bold"/>
    </style:style>
    <style:style style:name="P33" style:family="paragraph" style:parent-style-name="Standard" style:list-style-name="L4">
      <style:paragraph-properties fo:margin-left="1.328cm" fo:margin-right="0cm" fo:text-indent="-0.628cm" style:auto-text-indent="false">
        <style:tab-stops>
          <style:tab-stop style:position="0.086cm"/>
        </style:tab-stops>
      </style:paragraph-properties>
      <style:text-properties fo:font-style="normal" fo:font-weight="bold" style:font-style-asian="normal" style:font-weight-asian="bold" style:font-style-complex="normal" style:font-weight-complex="bold"/>
    </style:style>
    <style:style style:name="P34" style:family="paragraph" style:parent-style-name="Standard">
      <style:paragraph-properties fo:margin-left="1.328cm" fo:margin-right="0cm" fo:text-indent="-0.628cm" style:auto-text-indent="false">
        <style:tab-stops>
          <style:tab-stop style:position="0.086cm"/>
        </style:tab-stops>
      </style:paragraph-properties>
      <style:text-properties fo:font-style="normal" fo:font-weight="normal" style:font-style-asian="normal" style:font-weight-asian="normal" style:font-style-complex="normal" style:font-weight-complex="normal"/>
    </style:style>
    <style:style style:name="P35" style:family="paragraph" style:parent-style-name="Standard">
      <style:paragraph-properties fo:margin-left="1.328cm" fo:margin-right="0cm" fo:text-indent="-0.628cm" style:auto-text-indent="false">
        <style:tab-stops>
          <style:tab-stop style:position="0.086cm"/>
        </style:tab-stops>
      </style:paragraph-properties>
      <style:text-properties fo:font-style="italic" fo:font-weight="normal" style:font-style-asian="italic" style:font-weight-asian="normal" style:font-style-complex="italic" style:font-weight-complex="normal"/>
    </style:style>
    <style:style style:name="P36" style:family="paragraph" style:parent-style-name="Standard" style:list-style-name="L4">
      <style:paragraph-properties fo:margin-left="1.328cm" fo:margin-right="0cm" fo:text-indent="-0.628cm" style:auto-text-indent="false">
        <style:tab-stops>
          <style:tab-stop style:position="0.086cm"/>
        </style:tab-stops>
      </style:paragraph-properties>
      <style:text-properties fo:font-style="italic" fo:font-weight="normal" style:font-style-asian="italic" style:font-weight-asian="normal" style:font-style-complex="italic" style:font-weight-complex="normal"/>
    </style:style>
    <style:style style:name="P37" style:family="paragraph" style:parent-style-name="Standard" style:list-style-name="L5">
      <style:paragraph-properties fo:margin-left="1.341cm" fo:margin-right="0cm" fo:text-indent="-0.628cm" style:auto-text-indent="false">
        <style:tab-stops>
          <style:tab-stop style:position="0.086cm"/>
        </style:tab-stops>
      </style:paragraph-properties>
      <style:text-properties fo:font-style="normal" fo:font-weight="bold" style:font-style-asian="normal" style:font-weight-asian="bold" style:font-style-complex="normal" style:font-weight-complex="bold"/>
    </style:style>
    <style:style style:name="P38" style:family="paragraph" style:parent-style-name="Standard" style:list-style-name="L6">
      <style:paragraph-properties fo:margin-left="1.415cm" fo:margin-right="0cm" fo:text-indent="-0.628cm" style:auto-text-indent="false">
        <style:tab-stops>
          <style:tab-stop style:position="0.086cm"/>
        </style:tab-stops>
      </style:paragraph-properties>
      <style:text-properties fo:font-style="normal" fo:font-weight="bold" style:font-style-asian="normal" style:font-weight-asian="bold" style:font-style-complex="normal" style:font-weight-complex="bold"/>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áctica Validación Formulario - Solución</text:p>
      <text:p text:style-name="P11"/>
      <text:p text:style-name="Standard">La validación general del formulario vendrá dada por la llamada al método validate del formulario:</text:p>
      <text:p text:style-name="Standard">Línea 30:<text:tab/><text:tab/><text:span text:style-name="T1">$("#registroForm").validate({</text:span></text:p>
      <text:p text:style-name="P4"><text:tab/><text:tab/><text:tab/><text:tab/>rules : {</text:p>
      <text:p text:style-name="P4"><text:tab/><text:tab/><text:tab/><text:tab/><text:tab/>…..</text:p>
      <text:p text:style-name="P4"><text:s text:c="16"/><text:tab/><text:tab/><text:tab/>},</text:p>
      <text:p text:style-name="P4"><text:tab/><text:tab/><text:tab/><text:tab/>messages : {<text:tab/><text:tab/></text:p>
      <text:p text:style-name="P4"><text:tab/><text:tab/><text:tab/><text:tab/><text:tab/>…..</text:p>
      <text:p text:style-name="P4"><text:tab/><text:tab/><text:tab/><text:tab/>},</text:p>
      <text:p text:style-name="P4"><text:tab/><text:tab/><text:tab/><text:tab/>submitHandler : function() {</text:p>
      <text:p text:style-name="P4"><text:tab/><text:tab/><text:tab/><text:tab/><text:tab/>alert("¡Envíado!");</text:p>
      <text:p text:style-name="P4"><text:tab/><text:tab/><text:tab/><text:tab/>}</text:p>
      <text:p text:style-name="P3"/>
      <text:p text:style-name="Standard"><text:tab/><text:tab/><text:tab/>});</text:p>
      <text:p text:style-name="Standard"/>
      <text:p text:style-name="Standard">Observa que se llama al método rules para escribir las reglas de validación que nos pide el enunciado, messages para personalizar los mensajes de error y submitHandler para capturar el envío del formulario una vez que se ha rellenado correctamente (aquí evitaremos el envío real del formulario, sería útil por ejemplo para enviarlo desde aquí vía ajax).</text:p>
      <text:p text:style-name="Standard"/>
      <text:p text:style-name="Standard">A continuación mostramos la validación para cada uno de los campos. Campos similares los mostraremos una única vez. Para más detalle se debe echar un ojo al código de la solución.</text:p>
      <text:p text:style-name="Standard"/>
      <text:p text:style-name="P10">Validación datos personales</text:p>
      <text:p text:style-name="P5"/>
      <text:list xml:id="list18441616961" text:style-name="L1">
        <text:list-item>
          <text:p text:style-name="P19">Nombre, primer apellido, y segundo apellido, tipo texto y requeridos:</text:p>
          <text:p text:style-name="P21">La validación tipo texto se encuentra en el método de validación lettersonly que se encuentra en el script de additional_methods.js</text:p>
          <text:p text:style-name="P21"/>
          <text:p text:style-name="P23">lastName1 : {</text:p>
          <text:p text:style-name="P23"><text:tab/>required : true,</text:p>
          <text:p text:style-name="P23"><text:tab/>lettersonly : true</text:p>
          <text:p text:style-name="P23">},</text:p>
          <text:p text:style-name="P18"/>
        </text:list-item>
        <text:list-item>
          <text:p text:style-name="P19"><text:s/>Número de documento validado si tipo de documento es dni. Se debe validar mediante ajax que el dni no exista ya en la bbdd. </text:p>
          <text:p text:style-name="P19"/>
        </text:list-item>
      </text:list>
      <text:p text:style-name="P1"><text:tab/>documentNumber : {</text:p>
      <text:p text:style-name="P1"><text:tab/><text:tab/>required : true,</text:p>
      <text:p text:style-name="P1"><text:tab/><text:tab/> nif: function() {</text:p>
      <text:p text:style-name="P1"><text:s text:c="28"/>if ($("#dpes_05 option:selected").val() == '4') {</text:p>
      <text:p text:style-name="P1"><text:s text:c="32"/>return $('#dpes_06').val();</text:p>
      <text:p text:style-name="P1"><text:s text:c="28"/>}</text:p>
      <text:p text:style-name="P1"><text:s text:c="24"/>},</text:p>
      <text:p text:style-name="P1"><text:tab/><text:tab/> remote: function() {</text:p>
      <text:p text:style-name="P1"><text:s text:c="28"/>if ($("#dpes_05 option:selected").val() == '4') {</text:p>
      <text:p text:style-name="P1"><text:s text:c="32"/>return "php/validar_nif_db.php";</text:p>
      <text:p text:style-name="P1"><text:s text:c="28"/>}</text:p>
      <text:p text:style-name="P1"><text:s text:c="24"/>}</text:p>
      <text:p text:style-name="P1"><text:tab/>},</text:p>
      <text:p text:style-name="P1"><text:tab/></text:p>
      <text:p text:style-name="P1"><text:soft-page-break/><text:tab/><text:span text:style-name="T2">Se ha creado el método nif dentro del script additional_methods.js.</text:span></text:p>
      <text:p text:style-name="P1"><text:span text:style-name="T2"><text:tab/>El nif se validará o no que sea correcto, dependiendo de si es el tipo de documento <text:tab/>seleccionado en el desplegable.</text:span></text:p>
      <text:p text:style-name="P1"><text:tab/><text:span text:style-name="T2">Se ha creado la tabla adecuada para el script anterior dentro del esquema “test”:</text:span></text:p>
      <text:p text:style-name="P1"/>
      <text:p text:style-name="P17">CREATE TABLE IF NOT EXISTS `usuarios` ( </text:p>
      <text:p text:style-name="P17"><text:s text:c="2"/>`nick` text NOT NULL, </text:p>
      <text:p text:style-name="P17"><text:s text:c="2"/>`email` text NOT NULL </text:p>
      <text:p text:style-name="P17">) ENGINE=InnoDB DEFAULT CHARSET=UTF-8;</text:p>
      <text:p text:style-name="Standard"/>
      <text:p text:style-name="Standard"/>
      <text:list xml:id="list1385640286" text:style-name="L2">
        <text:list-item>
          <text:p text:style-name="P20">Fecha de nacimiento válida en territorio español. </text:p>
          <text:p text:style-name="P24">Las fechas válidas son del tipo dd/mm/yyyy. Además una fecha del tipo 31/2/2013 no debería ser válida.</text:p>
          <text:p text:style-name="P24">La primera dificultad la encontramos en que la fecha viene dado por tres campos select en vez de por uno solo. Tendremos que echar mano de jQuery para combinarlos (al plugin de validación le viene bien que sea todo un solo campo):</text:p>
        </text:list-item>
      </text:list>
      <text:p text:style-name="Standard"><text:tab/></text:p>
      <text:p text:style-name="Standard"><text:tab/>Hemos creado el nuevo campo mediante el código html:</text:p>
      <text:p text:style-name="P1"><text:tab/>&lt;input type="text" id="dateu" name="dateu" <text:tab/>style="position:fixed;opacity:0;width:0;overflow:hidden;" /&gt; </text:p>
      <text:p text:style-name="P1"/>
      <text:p text:style-name="P1"><text:tab/><text:span text:style-name="T2">Para controlar los cambios en días/meses/años y relacionarlo con el nuevo campo:</text:span></text:p>
      <text:list xml:id="list1797175148" text:continue-numbering="true" text:style-name="L2">
        <text:list-header>
          <text:p text:style-name="P24"/>
        </text:list-header>
      </text:list>
      <text:p text:style-name="P1"><text:tab/>$("#fnac_01,#fnac_02,#fnac_03").change(function() {</text:p>
      <text:p text:style-name="P1"><text:tab/><text:tab/>var newdate = $('#dateu').val($('#fnac_01 option:selected').val() + '/' +</text:p>
      <text:p text:style-name="P1"><text:s text:c="4"/><text:tab/> <text:s text:c="11"/>$('#fnac_02 option:selected').val() + '/' + $('#fnac_03 option:selected').val());</text:p>
      <text:p text:style-name="P1"><text:tab/><text:tab/>$('#dateu').focus();</text:p>
      <text:p text:style-name="P1"><text:s text:c="4"/><text:tab/><text:tab/>//la línea anterior hace falta para que le validador “se dispare” en el campo</text:p>
      <text:p text:style-name="P1"><text:tab/>});</text:p>
      <text:p text:style-name="P1"/>
      <text:p text:style-name="P9"><text:tab/>Hemos tenído que crear un nuevo <text:s/>método de validación, llamado eudate dentro del script <text:tab/>additional_methods.js</text:p>
      <text:p text:style-name="P1"/>
      <text:p text:style-name="P1"><text:tab/><text:span text:style-name="T2">La validación vendrá dada entonces por:</text:span></text:p>
      <text:p text:style-name="P1"><text:tab/>dateu: {</text:p>
      <text:p text:style-name="P1"><text:s text:c="16"/><text:tab/>required: true,</text:p>
      <text:p text:style-name="P1"><text:s text:c="16"/><text:tab/>eudate: function() {</text:p>
      <text:p text:style-name="P1"><text:tab/> <text:s text:c="15"/><text:tab/>return $('#dateu').val();</text:p>
      <text:p text:style-name="P1"><text:tab/> <text:s text:c="11"/><text:tab/>}</text:p>
      <text:p text:style-name="P1"><text:s text:c="16"/>},</text:p>
      <text:p text:style-name="P1"/>
      <text:p text:style-name="P1"/>
      <text:p text:style-name="P1"/>
      <text:p text:style-name="P1"/>
      <text:p text:style-name="P1"/>
      <text:p text:style-name="P1"/>
      <text:p text:style-name="P1"/>
      <text:p text:style-name="P1"/>
      <text:p text:style-name="P1"/>
      <text:p text:style-name="P9"/>
      <text:p text:style-name="P1"/>
      <text:p text:style-name="P8"><text:soft-page-break/>Validación datos de contacto</text:p>
      <text:p text:style-name="P6"/>
      <text:list xml:id="list1375933356" text:style-name="L3">
        <text:list-item>
          <text:p text:style-name="P25">email válido, minima longitud 6 coincidente con el email introducido por segunda vez. Se debe validar mediante ajax que el email no exista ya en la bbdd. </text:p>
        </text:list-item>
      </text:list>
      <text:p text:style-name="P6"><text:tab/><text:span text:style-name="T3">Observa que en el segundo campo del email con cumplir la condición equalTo debería ser <text:tab/>suficiente.</text:span></text:p>
      <text:p text:style-name="P12"><text:tab/><text:tab/><text:tab/><text:tab/>email: {</text:p>
      <text:p text:style-name="P12"><text:tab/><text:tab/><text:tab/><text:tab/><text:tab/>required : true,</text:p>
      <text:p text:style-name="P12"><text:tab/><text:tab/><text:tab/><text:tab/><text:tab/>email : true,</text:p>
      <text:p text:style-name="P12"><text:tab/><text:tab/><text:tab/><text:tab/><text:tab/>minlength : 6,</text:p>
      <text:p text:style-name="P12"><text:tab/><text:tab/><text:tab/><text:tab/><text:tab/>remote : "php/validar_email_db.php"</text:p>
      <text:p text:style-name="P12"><text:tab/><text:tab/><text:tab/><text:tab/>},</text:p>
      <text:p text:style-name="P12"><text:tab/><text:tab/><text:tab/><text:tab/>emailConf: {</text:p>
      <text:p text:style-name="P12"><text:tab/><text:tab/><text:tab/><text:tab/><text:tab/>required : true,</text:p>
      <text:p text:style-name="P12"><text:tab/><text:tab/><text:tab/><text:tab/><text:tab/>equalTo : email</text:p>
      <text:p text:style-name="P12"><text:tab/><text:tab/><text:tab/><text:tab/>},</text:p>
      <text:p text:style-name="P12"/>
      <text:p text:style-name="P12"><text:tab/><text:tab/><text:tab/><text:tab/><text:span text:style-name="T2">La configuración de la bbdd del apartado del dni nos sirve también para este caso.</text:span></text:p>
      <text:p text:style-name="P27"/>
      <text:list xml:id="list1728298449" text:style-name="L4">
        <text:list-item>
          <text:p text:style-name="P29">Teléfono móvil: numérico, mínima longitud 9. </text:p>
          <text:p text:style-name="P29"><text:tab/><text:span text:style-name="T4">mobile: {</text:span></text:p>
          <text:p text:style-name="P30"><text:tab/><text:tab/>digits : true,</text:p>
          <text:p text:style-name="P30"><text:tab/><text:tab/>minlength : 9</text:p>
          <text:p text:style-name="P30"><text:tab/><text:tab/>},</text:p>
          <text:p text:style-name="P30"/>
          <text:p text:style-name="P31">Datos de correspodencia</text:p>
          <text:p text:style-name="P32"/>
        </text:list-item>
        <text:list-item>
          <text:p text:style-name="P33">cif empresa: validar si relleno. </text:p>
          <text:p text:style-name="P36"><text:tab/>businessCIF: {</text:p>
          <text:p text:style-name="P36"><text:tab/><text:tab/>cif: true</text:p>
          <text:p text:style-name="P36"><text:tab/>}, </text:p>
        </text:list-item>
      </text:list>
      <text:p text:style-name="P14"/>
      <text:p text:style-name="P34"><text:tab/>Hemos definido el método de validación cif dentro del script additional_methods.js</text:p>
      <text:p text:style-name="P14"/>
      <text:list xml:id="list1825093950" text:style-name="L5">
        <text:list-item>
          <text:p text:style-name="P37">Código postal, númérico al menos cuatro dígitos. </text:p>
        </text:list-item>
      </text:list>
      <text:p text:style-name="P14"><text:tab/><text:tab/>zip: {</text:p>
      <text:p text:style-name="P14"><text:tab/><text:tab/><text:tab/>required: true,</text:p>
      <text:p text:style-name="P14"><text:tab/><text:tab/><text:tab/>digits : true,</text:p>
      <text:p text:style-name="P14"><text:tab/><text:tab/><text:tab/>minlength : 4,</text:p>
      <text:p text:style-name="P14"><text:tab/><text:tab/><text:tab/>maxlength : 5</text:p>
      <text:p text:style-name="P14"><text:tab/><text:tab/>},</text:p>
      <text:list xml:id="list1103366519" text:style-name="L6">
        <text:list-item>
          <text:p text:style-name="P38">Si el primero es 0 (5 digitos) deberíamos rellenarlo mediante jquery. </text:p>
        </text:list-item>
      </text:list>
      <text:p text:style-name="P14"><text:tab/><text:tab/>$("#addr_041").focusout(function(){</text:p>
      <text:p text:style-name="P14"><text:tab/><text:tab/><text:tab/>var caracteres = $("#addr_041").val();</text:p>
      <text:p text:style-name="P14"><text:tab/><text:tab/><text:tab/>if (caracteres.length == 4)</text:p>
      <text:p text:style-name="P14"><text:tab/><text:tab/><text:tab/><text:tab/>$("#addr_041").val("0" + caracteres);</text:p>
      <text:p text:style-name="P14"><text:tab/><text:tab/>});</text:p>
      <text:p text:style-name="P14"><text:tab/><text:tab/></text:p>
      <text:p text:style-name="P14"/>
      <text:p text:style-name="P14"/>
      <text:p text:style-name="P14"/>
      <text:p text:style-name="P14"/>
      <text:list xml:id="list1301351053" text:style-name="L7">
        <text:list-item>
          <text:p text:style-name="P26"><text:soft-page-break/>Al hacer la inserción del código postal (si el pais es España) se debe rellenar </text:p>
          <text:p text:style-name="P26">automáticamente la provincia si no lo está (mediante ajax, ver nota 1 al final). </text:p>
        </text:list-item>
      </text:list>
      <text:p text:style-name="P14"/>
      <text:p text:style-name="P16"><text:tab/>No necesitamos usar ajax ya que podemos asociar los valores del desplegable de <text:tab/>provincias con el código postal. Código jQuery:</text:p>
      <text:p text:style-name="P16"/>
      <text:p text:style-name="P15"><text:tab/><text:tab/>$("#addr_041").change(function(){</text:p>
      <text:p text:style-name="P15"><text:tab/><text:tab/> <text:s text:c="5"/>if ($("#dcia_0511 option:selected").val() == "ES/0/0"){</text:p>
      <text:p text:style-name="P15"><text:tab/><text:tab/><text:tab/> <text:s/>if($(this).val()!=""){</text:p>
      <text:p text:style-name="P15"><text:tab/> <text:s text:c="15"/><text:tab/>var dato = $(this).val();</text:p>
      <text:p text:style-name="P15"><text:tab/> <text:s text:c="15"/><text:tab/>if (dato.length &gt;= 2){</text:p>
      <text:p text:style-name="P15"><text:tab/><text:tab/><text:tab/><text:tab/> <text:s text:c="3"/>dato = dato.substring(0, 2); <text:s text:c="3"/></text:p>
      <text:p text:style-name="P15"><text:tab/><text:tab/><text:tab/><text:tab/>}</text:p>
      <text:p text:style-name="P15"><text:tab/><text:tab/><text:tab/><text:tab/>$("#addr_0610").val(dato);</text:p>
      <text:p text:style-name="P15"><text:tab/> <text:s text:c="15"/>}</text:p>
      <text:p text:style-name="P15"><text:tab/><text:tab/> <text:s text:c="5"/>}<text:tab/><text:tab/></text:p>
      <text:p text:style-name="P15"><text:tab/> });</text:p>
      <text:p text:style-name="P15"/>
      <text:p text:style-name="P13">Método de Pago </text:p>
      <text:list xml:id="list1600273255" text:continue-numbering="true" text:style-name="L7">
        <text:list-item>
          <text:p text:style-name="P26">Añade un elemento html para elegir el tipo de pago (cuenta o tarjeta). </text:p>
        </text:list-item>
      </text:list>
      <text:p text:style-name="P7"/>
      <text:p text:style-name="P7"><text:tab/><text:tab/><text:tab/><text:tab/><text:tab/><text:tab/><text:tab/><text:tab/><text:tab/><text:tab/><text:tab/><text:tab/><text:tab/><text:tab/><text:tab/><text:tab/><text:span text:style-name="T4">&lt;fieldset class="bkgDark" style="padding-bottom:0;"&gt;</text:span></text:p>
      <text:p text:style-name="P2"><text:tab/><text:tab/><text:tab/>&lt;div class="radioCheck"&gt;</text:p>
      <text:p text:style-name="P2"><text:tab/><text:tab/><text:tab/><text:tab/>&lt;label for="tipopagocuenta"&gt;</text:p>
      <text:p text:style-name="P2"><text:tab/><text:tab/><text:tab/><text:tab/><text:tab/>&lt;input type="radio" name="tipopago" value="0" <text:tab/><text:tab/><text:tab/><text:tab/><text:tab/><text:tab/><text:tab/><text:tab/><text:tab/>id="tipopagocuenta" checked="checked" /&gt;<text:tab/></text:p>
      <text:p text:style-name="P2"><text:tab/><text:tab/><text:tab/><text:tab/><text:tab/>&lt;strong&gt;Cuenta Bancaria&lt;/strong&gt;</text:p>
      <text:p text:style-name="P2"><text:tab/><text:tab/><text:tab/><text:tab/>&lt;/label&gt;</text:p>
      <text:p text:style-name="P2"><text:tab/><text:tab/><text:tab/><text:tab/>&lt;label for="tipopagotarjeta"&gt;</text:p>
      <text:p text:style-name="P2"><text:tab/><text:tab/><text:tab/><text:tab/><text:tab/>&lt;input type="radio" name="tipopago" value="1" <text:tab/><text:tab/><text:tab/><text:tab/><text:tab/><text:tab/><text:tab/><text:tab/><text:tab/>id="tipopagotarjeta" /&gt;</text:p>
      <text:p text:style-name="P2"><text:tab/><text:tab/><text:tab/><text:tab/><text:tab/>&lt;strong&gt;Tarjeta de Crédito&lt;/strong&gt;</text:p>
      <text:p text:style-name="P2"><text:tab/><text:tab/><text:tab/><text:tab/>&lt;/label&gt;</text:p>
      <text:p text:style-name="P2"><text:tab/><text:tab/><text:tab/>&lt;/div&gt;</text:p>
      <text:p text:style-name="P2"><text:tab/><text:tab/>&lt;/fieldset&gt;</text:p>
      <text:p text:style-name="P2"/>
      <text:p text:style-name="P2"/>
      <text:list xml:id="list2074770424" text:continue-numbering="true" text:style-name="L7">
        <text:list-item>
          <text:p text:style-name="P26">En función del tipo de pago seleccionado, indicaremos uno u otro como obligatorio (*) y será el único campo que validaremos como requerido (por defecto está tarjeta, pero si elegimos número de cuenta, tanto la selección de la tarjeta como el número de la misma podría estar deshabilitado). </text:p>
        </text:list-item>
        <text:list-item>
          <text:p text:style-name="P26">El campo tarjeta de crédito se debe validar si está relleno con un número de tarjeta correcto. </text:p>
        </text:list-item>
        <text:list-item>
          <text:p text:style-name="P26">El campo cuenta corriente se debe validar si está relleno con un número de cuenta correcto. </text:p>
        </text:list-item>
      </text:list>
      <text:p text:style-name="P2"/>
      <text:p text:style-name="P2"><text:tab/><text:tab/><text:tab/>cuentabanco: {</text:p>
      <text:p text:style-name="P2"><text:tab/><text:tab/><text:tab/><text:tab/>minlength : 20,</text:p>
      <text:p text:style-name="P2"><text:tab/><text:tab/><text:tab/><text:tab/>maxlength : 20,</text:p>
      <text:p text:style-name="P2"><text:tab/><text:tab/><text:tab/><text:tab/>required: function() {</text:p>
      <text:p text:style-name="P2"><text:tab/><text:tab/><text:tab/><text:tab/><text:tab/><text:tab/>return $("#tipopagocuenta").is(':checked');</text:p>
      <text:p text:style-name="P2"><text:soft-page-break/><text:tab/><text:tab/><text:tab/><text:tab/><text:tab/>},</text:p>
      <text:p text:style-name="P2"><text:tab/><text:tab/><text:tab/><text:tab/>validacuentabanco: function() {</text:p>
      <text:p text:style-name="P2"><text:tab/><text:tab/><text:tab/><text:tab/><text:tab/>return $("#tipopagocuenta").is(':checked');</text:p>
      <text:p text:style-name="P2"><text:tab/><text:tab/><text:tab/><text:tab/>}</text:p>
      <text:p text:style-name="P2"><text:tab/><text:tab/><text:tab/>},</text:p>
      <text:p text:style-name="P2"><text:tab/><text:tab/><text:tab/>tarjetacredito: {</text:p>
      <text:p text:style-name="P2"><text:tab/><text:tab/><text:tab/><text:tab/>required: function() {</text:p>
      <text:p text:style-name="P2"><text:tab/><text:tab/><text:tab/><text:tab/><text:tab/>return $("#tipopagotarjeta").is(':checked');</text:p>
      <text:p text:style-name="P2"><text:tab/><text:tab/><text:tab/><text:tab/>},</text:p>
      <text:p text:style-name="P2"><text:tab/><text:tab/><text:tab/><text:tab/>creditcardtypes : function() {</text:p>
      <text:p text:style-name="P2"><text:tab/><text:tab/><text:tab/><text:tab/><text:tab/>return $("#tipotarjeta").val();</text:p>
      <text:p text:style-name="P2"><text:tab/><text:tab/><text:tab/><text:tab/>}</text:p>
      <text:p text:style-name="P2"><text:tab/><text:tab/><text:tab/>},</text:p>
      <text:p text:style-name="P12"/>
      <text:p text:style-name="P12"><text:tab/><text:tab/><text:tab/><text:tab/><text:tab/><text:span text:style-name="T2">Mediante la función, <text:s/>asociamos el que sea requerido <text:s/>el valor de la cuenta del banco <text:s/>o el de la<text:tab/><text:tab/><text:tab/><text:tab/> tarjeta de crédito al valor del checkbox #tipopagocuenta o #tipopagotarjeta.</text:span></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da </meta:initial-creator>
    <meta:creation-date>2014-01-19T23:46:09</meta:creation-date>
    <dc:date>2014-01-21T00:35:23</dc:date>
    <dc:creator>juanda </dc:creator>
    <meta:editing-duration>PT10M32S</meta:editing-duration>
    <meta:editing-cycles>4</meta:editing-cycles>
    <meta:generator>LibreOffice/3.5$Linux_X86_64 LibreOffice_project/350m1$Build-2</meta:generator>
    <meta:document-statistic meta:table-count="0" meta:image-count="0" meta:object-count="0" meta:page-count="5" meta:paragraph-count="154" meta:word-count="916" meta:character-count="6800" meta:non-whitespace-character-count="5255"/>
  </office:meta>
</office:document-meta>
</file>